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400" table:style-name="ce1">
            <text:p>4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30" table:style-name="ce1">
            <text:p>3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180" table:style-name="ce1">
            <text:p>18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20" table:style-name="ce1">
            <text:p>2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table:number-columns-repeated="16380" table:style-name="ce1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200" table:style-name="ce1">
            <text:p>2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900" table:style-name="ce1">
            <text:p>9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4302" table:formula="of:=SUM([.E2:.E54])" table:style-name="ce20">
            <text:p>4302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11-04T07:36:08Z</dc:date>
    <meta:print-date>2025-07-12T11:57:59Z</meta:print-date>
    <meta:editing-cycles>190</meta:editing-cycles>
    <meta:editing-duration>PT379990S</meta:editing-duration>
  </office:meta>
</office:document-meta>
</file>